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590442" officeooo:paragraph-rsid="00590442"/>
    </style:style>
    <style:style style:name="P33" style:family="paragraph" style:parent-style-name="Standard">
      <style:text-properties fo:color="#069a2e" loext:opacity="100%" officeooo:rsid="00590442" officeooo:paragraph-rsid="0069c90e"/>
    </style:style>
    <style:style style:name="P34" style:family="paragraph" style:parent-style-name="Standard">
      <style:text-properties fo:color="#069a2e" loext:opacity="100%" officeooo:rsid="0061c29e" officeooo:paragraph-rsid="0061c29e"/>
    </style:style>
    <style:style style:name="P35" style:family="paragraph" style:parent-style-name="Standard">
      <style:text-properties fo:color="#069a2e" loext:opacity="100%" officeooo:rsid="00394ce9" officeooo:paragraph-rsid="00590442"/>
    </style:style>
    <style:style style:name="P36" style:family="paragraph" style:parent-style-name="Standard">
      <style:text-properties fo:color="#069a2e" loext:opacity="100%" officeooo:rsid="00394ce9" officeooo:paragraph-rsid="0069c90e"/>
    </style:style>
    <style:style style:name="P37" style:family="paragraph" style:parent-style-name="Standard">
      <style:text-properties fo:color="#069a2e" loext:opacity="100%" officeooo:rsid="006a239a" officeooo:paragraph-rsid="006a239a" fo:background-color="#f7f7f7"/>
    </style:style>
    <style:style style:name="P38" style:family="paragraph" style:parent-style-name="Standard">
      <style:text-properties fo:color="#069a2e" loext:opacity="100%" officeooo:rsid="006f6cf4" officeooo:paragraph-rsid="006f6cf4" fo:background-color="#f7f7f7"/>
    </style:style>
    <style:style style:name="P39" style:family="paragraph" style:parent-style-name="Standard">
      <style:text-properties fo:color="#069a2e" loext:opacity="100%" officeooo:rsid="00702c8a" officeooo:paragraph-rsid="00702c8a" fo:background-color="#f7f7f7"/>
    </style:style>
    <style:style style:name="P40" style:family="paragraph" style:parent-style-name="Standard">
      <style:text-properties fo:color="#069a2e" loext:opacity="100%" officeooo:rsid="0075c16d" officeooo:paragraph-rsid="0075c16d" fo:background-color="#f7f7f7"/>
    </style:style>
    <style:style style:name="P41" style:family="paragraph" style:parent-style-name="Standard">
      <style:text-properties fo:color="#069a2e" loext:opacity="100%" officeooo:rsid="007892fe" officeooo:paragraph-rsid="007892fe" fo:background-color="#f7f7f7"/>
    </style:style>
    <style:style style:name="P42" style:family="paragraph" style:parent-style-name="Standard">
      <style:text-properties fo:color="#069a2e" loext:opacity="100%" officeooo:rsid="007ca884" officeooo:paragraph-rsid="007ca884"/>
    </style:style>
    <style:style style:name="P43" style:family="paragraph" style:parent-style-name="Standard">
      <style:text-properties fo:color="#069a2e" loext:opacity="100%" officeooo:rsid="007dd362" officeooo:paragraph-rsid="007dd362"/>
    </style:style>
    <style:style style:name="P44" style:family="paragraph" style:parent-style-name="Standard">
      <style:text-properties officeooo:rsid="00590442" officeooo:paragraph-rsid="00590442"/>
    </style:style>
    <style:style style:name="P45" style:family="paragraph" style:parent-style-name="Standard">
      <style:text-properties officeooo:rsid="00590442" officeooo:paragraph-rsid="00668e04"/>
    </style:style>
    <style:style style:name="P46" style:family="paragraph" style:parent-style-name="Standard">
      <style:text-properties fo:color="#000000" loext:opacity="100%" officeooo:rsid="00590442" officeooo:paragraph-rsid="00590442" fo:background-color="#f7f7f7"/>
    </style:style>
    <style:style style:name="P47" style:family="paragraph" style:parent-style-name="Standard">
      <style:text-properties officeooo:rsid="005c26f7" officeooo:paragraph-rsid="005c26f7"/>
    </style:style>
    <style:style style:name="P48" style:family="paragraph" style:parent-style-name="Standard">
      <style:text-properties officeooo:rsid="005c26f7" officeooo:paragraph-rsid="00590442"/>
    </style:style>
    <style:style style:name="P49" style:family="paragraph" style:parent-style-name="Standard">
      <style:text-properties officeooo:rsid="005c26f7" officeooo:paragraph-rsid="005e76fe"/>
    </style:style>
    <style:style style:name="P50" style:family="paragraph" style:parent-style-name="Standard">
      <style:text-properties officeooo:paragraph-rsid="00600608"/>
    </style:style>
    <style:style style:name="P51" style:family="paragraph" style:parent-style-name="Standard">
      <style:text-properties officeooo:paragraph-rsid="0060a7df"/>
    </style:style>
    <style:style style:name="P52" style:family="paragraph" style:parent-style-name="Standard">
      <style:text-properties officeooo:rsid="0060a7df" officeooo:paragraph-rsid="0060a7df"/>
    </style:style>
    <style:style style:name="P53" style:family="paragraph" style:parent-style-name="Standard">
      <style:text-properties officeooo:paragraph-rsid="00668e04"/>
    </style:style>
    <style:style style:name="P54" style:family="paragraph" style:parent-style-name="Standard">
      <style:text-properties officeooo:paragraph-rsid="0069c90e"/>
    </style:style>
    <style:style style:name="P55" style:family="paragraph" style:parent-style-name="Standard">
      <style:text-properties officeooo:rsid="0069c90e" officeooo:paragraph-rsid="0069c90e"/>
    </style:style>
    <style:style style:name="P56" style:family="paragraph" style:parent-style-name="Standard">
      <style:text-properties officeooo:paragraph-rsid="006a239a"/>
    </style:style>
    <style:style style:name="P57" style:family="paragraph" style:parent-style-name="Standard">
      <style:text-properties fo:color="#a31515" loext:opacity="100%" officeooo:paragraph-rsid="006b4eac" fo:background-color="#f7f7f7"/>
    </style:style>
    <style:style style:name="P58" style:family="paragraph" style:parent-style-name="Standard">
      <style:text-properties fo:color="#a31515" loext:opacity="100%" officeooo:paragraph-rsid="006e267d" fo:background-color="#f7f7f7"/>
    </style:style>
    <style:style style:name="P59" style:family="paragraph" style:parent-style-name="Standard">
      <style:text-properties fo:color="#a31515" loext:opacity="100%" officeooo:rsid="006e267d" officeooo:paragraph-rsid="006f6cf4" fo:background-color="#f7f7f7"/>
    </style:style>
    <style:style style:name="P60" style:family="paragraph" style:parent-style-name="Standard">
      <style:text-properties fo:color="#a31515" loext:opacity="100%" officeooo:rsid="006f6cf4" officeooo:paragraph-rsid="006f6cf4" fo:background-color="#f7f7f7"/>
    </style:style>
    <style:style style:name="P61" style:family="paragraph" style:parent-style-name="Standard">
      <style:text-properties fo:color="#a31515" loext:opacity="100%" officeooo:rsid="00702c8a" officeooo:paragraph-rsid="00702c8a" fo:background-color="#f7f7f7"/>
    </style:style>
    <style:style style:name="P62" style:family="paragraph" style:parent-style-name="Standard">
      <style:text-properties fo:color="#a31515" loext:opacity="100%" officeooo:rsid="0076e4b7" officeooo:paragraph-rsid="0076e4b7" fo:background-color="#f7f7f7"/>
    </style:style>
    <style:style style:name="P63" style:family="paragraph" style:parent-style-name="Standard">
      <style:text-properties fo:color="#a31515" loext:opacity="100%" officeooo:rsid="007892fe" officeooo:paragraph-rsid="007dd503" fo:background-color="#f7f7f7"/>
    </style:style>
    <style:style style:name="P64" style:family="paragraph" style:parent-style-name="Standard">
      <style:text-properties fo:color="#a31515" loext:opacity="100%" officeooo:rsid="007dd503" officeooo:paragraph-rsid="007dd503" fo:background-color="#f7f7f7"/>
    </style:style>
    <style:style style:name="P65" style:family="paragraph" style:parent-style-name="Standard">
      <style:text-properties fo:color="#a31515" loext:opacity="100%" officeooo:rsid="007f0ad6" officeooo:paragraph-rsid="007f0ad6" fo:background-color="#f7f7f7"/>
    </style:style>
    <style:style style:name="P66" style:family="paragraph" style:parent-style-name="Standard">
      <style:text-properties fo:color="#a31515" loext:opacity="100%" officeooo:rsid="007fd74c" officeooo:paragraph-rsid="007fd74c" fo:background-color="#f7f7f7"/>
    </style:style>
    <style:style style:name="P67" style:family="paragraph" style:parent-style-name="Standard">
      <style:text-properties fo:color="#a31515" loext:opacity="100%" officeooo:rsid="00808df1" officeooo:paragraph-rsid="00808df1" fo:background-color="#f7f7f7"/>
    </style:style>
    <style:style style:name="P68" style:family="paragraph" style:parent-style-name="Standard">
      <style:text-properties fo:color="#a31515" loext:opacity="100%" officeooo:paragraph-rsid="00808df1" fo:background-color="#f7f7f7"/>
    </style:style>
    <style:style style:name="P69" style:family="paragraph" style:parent-style-name="Standard">
      <style:text-properties officeooo:rsid="006b4eac" officeooo:paragraph-rsid="006b4eac"/>
    </style:style>
    <style:style style:name="P70" style:family="paragraph" style:parent-style-name="Standard">
      <style:text-properties officeooo:paragraph-rsid="006b4eac"/>
    </style:style>
    <style:style style:name="P71" style:family="paragraph" style:parent-style-name="Standard">
      <style:text-properties officeooo:paragraph-rsid="00702c8a"/>
    </style:style>
    <style:style style:name="P72" style:family="paragraph" style:parent-style-name="Standard">
      <style:text-properties officeooo:rsid="0072efa2" officeooo:paragraph-rsid="0072efa2"/>
    </style:style>
    <style:style style:name="P73" style:family="paragraph" style:parent-style-name="Standard">
      <style:text-properties officeooo:paragraph-rsid="007892fe"/>
    </style:style>
    <style:style style:name="P74" style:family="paragraph" style:parent-style-name="Standard">
      <style:text-properties officeooo:rsid="007ca884" officeooo:paragraph-rsid="007ca884"/>
    </style:style>
    <style:style style:name="P75" style:family="paragraph" style:parent-style-name="Standard">
      <style:text-properties officeooo:rsid="007dd362" officeooo:paragraph-rsid="007dd362"/>
    </style:style>
    <style:style style:name="P76" style:family="paragraph" style:parent-style-name="Standard">
      <style:text-properties officeooo:paragraph-rsid="007fd74c" fo:background-color="#f7f7f7"/>
    </style:style>
    <style:style style:name="P77" style:family="paragraph" style:parent-style-name="Standard">
      <style:text-properties fo:color="#069a2e" loext:opacity="100%" officeooo:rsid="007f0ad6" officeooo:paragraph-rsid="007f0ad6" fo:background-color="#f7f7f7"/>
    </style:style>
    <style:style style:name="P78" style:family="paragraph" style:parent-style-name="Standard">
      <style:text-properties fo:color="#069a2e" loext:opacity="100%" officeooo:rsid="0081af51" officeooo:paragraph-rsid="0081af51" fo:background-color="#f7f7f7"/>
    </style:style>
    <style:style style:name="P79" style:family="paragraph" style:parent-style-name="Standard">
      <style:text-properties fo:color="#069a2e" loext:opacity="100%" officeooo:rsid="008219ce" officeooo:paragraph-rsid="008219ce" fo:background-color="#f7f7f7"/>
    </style:style>
    <style:style style:name="P80" style:family="paragraph" style:parent-style-name="Standard">
      <style:text-properties fo:color="#a31515" loext:opacity="100%" officeooo:paragraph-rsid="00808df1" fo:background-color="#f7f7f7"/>
    </style:style>
    <style:style style:name="P81" style:family="paragraph" style:parent-style-name="Standard">
      <style:text-properties fo:color="#a31515" loext:opacity="100%" officeooo:rsid="0082ca66" officeooo:paragraph-rsid="0082ca66" fo:background-color="#f7f7f7"/>
    </style:style>
    <style:style style:name="P82" style:family="paragraph" style:parent-style-name="Text_20_body" style:list-style-name="L1"/>
    <style:style style:name="P8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style:text-underline-style="solid" style:text-underline-width="auto" style:text-underline-color="font-color" fo:font-weight="bold" officeooo:rsid="00404ca4" style:font-weight-asian="bold" style:font-weight-complex="bold"/>
    </style:style>
    <style:style style:name="T11" style:family="text">
      <style:text-properties fo:color="#069a2e" loext:opacity="100%" style:text-underline-style="solid" style:text-underline-width="auto" style:text-underline-color="font-color" fo:font-weight="bold" officeooo:rsid="007dd503" style:font-weight-asian="bold" style:font-weight-complex="bold"/>
    </style:style>
    <style:style style:name="T12" style:family="text">
      <style:text-properties fo:color="#069a2e" loext:opacity="100%" officeooo:rsid="00590442"/>
    </style:style>
    <style:style style:name="T13" style:family="text">
      <style:text-properties fo:color="#069a2e" loext:opacity="100%" fo:background-color="#f7f7f7" loext:char-shading-value="0"/>
    </style:style>
    <style:style style:name="T14" style:family="text">
      <style:text-properties fo:color="#069a2e" loext:opacity="100%" officeooo:rsid="006a239a" fo:background-color="#f7f7f7" loext:char-shading-value="0"/>
    </style:style>
    <style:style style:name="T15" style:family="text">
      <style:text-properties fo:color="#069a2e" loext:opacity="100%" officeooo:rsid="006b4eac" fo:background-color="#f7f7f7" loext:char-shading-value="0"/>
    </style:style>
    <style:style style:name="T16" style:family="text">
      <style:text-properties fo:color="#069a2e" loext:opacity="100%" officeooo:rsid="006e267d" fo:background-color="#f7f7f7" loext:char-shading-value="0"/>
    </style:style>
    <style:style style:name="T17" style:family="text">
      <style:text-properties fo:color="#069a2e" loext:opacity="100%" officeooo:rsid="00702c8a" fo:background-color="#f7f7f7" loext:char-shading-value="0"/>
    </style:style>
    <style:style style:name="T18" style:family="text">
      <style:text-properties fo:color="#069a2e" loext:opacity="100%" officeooo:rsid="0073d208" fo:background-color="#f7f7f7" loext:char-shading-value="0"/>
    </style:style>
    <style:style style:name="T19" style:family="text">
      <style:text-properties fo:color="#069a2e" loext:opacity="100%" officeooo:rsid="0075c16d" fo:background-color="#f7f7f7" loext:char-shading-value="0"/>
    </style:style>
    <style:style style:name="T20" style:family="text">
      <style:text-properties fo:color="#069a2e" loext:opacity="100%" officeooo:rsid="007892fe" fo:background-color="#f7f7f7" loext:char-shading-value="0"/>
    </style:style>
    <style:style style:name="T21" style:family="text">
      <style:text-properties fo:color="#069a2e" loext:opacity="100%" officeooo:rsid="0079d1e9" fo:background-color="#f7f7f7" loext:char-shading-value="0"/>
    </style:style>
    <style:style style:name="T22" style:family="text">
      <style:text-properties fo:color="#069a2e" loext:opacity="100%" officeooo:rsid="006b4eac"/>
    </style:style>
    <style:style style:name="T23" style:family="text">
      <style:text-properties fo:color="#069a2e" loext:opacity="100%" officeooo:rsid="006caf96"/>
    </style:style>
    <style:style style:name="T24" style:family="text">
      <style:text-properties fo:color="#069a2e" loext:opacity="100%" officeooo:rsid="006e267d"/>
    </style:style>
    <style:style style:name="T25" style:family="text">
      <style:text-properties fo:color="#069a2e" loext:opacity="100%" officeooo:rsid="006f6cf4"/>
    </style:style>
    <style:style style:name="T26" style:family="text">
      <style:text-properties fo:color="#069a2e" loext:opacity="100%" officeooo:rsid="0075c16d"/>
    </style:style>
    <style:style style:name="T27" style:family="text">
      <style:text-properties fo:color="#069a2e" loext:opacity="100%" officeooo:rsid="007892fe"/>
    </style:style>
    <style:style style:name="T28" style:family="text">
      <style:text-properties fo:color="#069a2e" loext:opacity="100%" officeooo:rsid="0079d1e9"/>
    </style:style>
    <style:style style:name="T29" style:family="text">
      <style:text-properties fo:color="#069a2e" loext:opacity="100%" officeooo:rsid="0069c90e"/>
    </style:style>
    <style:style style:name="T30" style:family="text">
      <style:text-properties fo:color="#069a2e" loext:opacity="100%" officeooo:rsid="007dd503"/>
    </style:style>
    <style:style style:name="T31" style:family="text">
      <style:text-properties fo:color="#069a2e" loext:opacity="100%" officeooo:rsid="007fd74c"/>
    </style:style>
    <style:style style:name="T32" style:family="text">
      <style:text-properties fo:color="#069a2e" loext:opacity="100%" officeooo:rsid="00808df1"/>
    </style:style>
    <style:style style:name="T33" style:family="text">
      <style:text-properties fo:color="#069a2e" loext:opacity="100%" officeooo:rsid="0082ca66"/>
    </style:style>
    <style:style style:name="T34" style:family="text">
      <style:text-properties officeooo:rsid="002fe30d"/>
    </style:style>
    <style:style style:name="T35" style:family="text">
      <style:text-properties officeooo:rsid="00320575"/>
    </style:style>
    <style:style style:name="T36" style:family="text">
      <style:text-properties officeooo:rsid="00352ee7"/>
    </style:style>
    <style:style style:name="T37" style:family="text">
      <style:text-properties officeooo:rsid="003ade39"/>
    </style:style>
    <style:style style:name="T38" style:family="text">
      <style:text-properties officeooo:rsid="00404ca4"/>
    </style:style>
    <style:style style:name="T39" style:family="text">
      <style:text-properties officeooo:rsid="00490546"/>
    </style:style>
    <style:style style:name="T40" style:family="text">
      <style:text-properties officeooo:rsid="004a2f71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4d9367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69c90e" style:font-weight-asian="bold" style:font-weight-complex="bold"/>
    </style:style>
    <style:style style:name="T46" style:family="text">
      <style:text-properties officeooo:rsid="004b82d8"/>
    </style:style>
    <style:style style:name="T47" style:family="text">
      <style:text-properties officeooo:rsid="005fad54"/>
    </style:style>
    <style:style style:name="T48" style:family="text">
      <style:text-properties officeooo:rsid="00600608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fo:background-color="#f7f7f7" loext:char-shading-value="0"/>
    </style:style>
    <style:style style:name="T51" style:family="text">
      <style:text-properties fo:color="#000000" loext:opacity="100%" officeooo:rsid="00600608" fo:background-color="#f7f7f7" loext:char-shading-value="0"/>
    </style:style>
    <style:style style:name="T52" style:family="text">
      <style:text-properties officeooo:rsid="0064a2a4"/>
    </style:style>
    <style:style style:name="T53" style:family="text">
      <style:text-properties officeooo:rsid="00590442"/>
    </style:style>
    <style:style style:name="T54" style:family="text">
      <style:text-properties officeooo:rsid="00668e04"/>
    </style:style>
    <style:style style:name="T55" style:family="text">
      <style:text-properties officeooo:rsid="004d9367"/>
    </style:style>
    <style:style style:name="T56" style:family="text">
      <style:text-properties officeooo:rsid="0069c90e"/>
    </style:style>
    <style:style style:name="T57" style:family="text">
      <style:text-properties fo:color="#a31515" loext:opacity="100%"/>
    </style:style>
    <style:style style:name="T58" style:family="text">
      <style:text-properties officeooo:rsid="008219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34">ne plante plus, dataset limité à 100 images</text:span></text:p>
      <text:p text:style-name="P9">&gt; &gt; <text:span text:style-name="T34">avec exemple d’utilisation du modele pour faire detection d’une image.</text:span></text:p>
      <text:p text:style-name="P9">&gt; &gt; <text:span text:style-name="T34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35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36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36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37">j’ai un Notebook qui fait de la detection Head sur image</text:span></text:p>
      <text:p text:style-name="P7"><text:s/>&gt; &gt; <text:span text:style-name="T37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38">train, valid and test</text:span></text:p>
      <text:p text:style-name="P18"/>
      <text:p text:style-name="P21"><text:span text:style-name="T41">Amélioration</text:span><text:span text:style-name="T42">1</text:span><text:span text:style-name="T41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41">Amélioration</text:span><text:span text:style-name="T42">2</text:span><text:span text:style-name="T41"> </text:span>: <text:span text:style-name="T40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47">ok version de présentation</text:p>
      <text:p text:style-name="P28"><text:span text:style-name="T2"/></text:p>
      <text:p text:style-name="P31"><text:span text:style-name="T43">Amélioration4</text:span><text:span text:style-name="T9"> </text:span><text:span text:style-name="T5">: </text:span><text:span text:style-name="T12">projet_head_detection.V1.4.ipynb</text:span></text:p>
      <text:p text:style-name="P48">Debug pourquoi plante &gt; &gt; constante BOUNDING_BOX_FORMAT : ok</text:p>
      <text:p text:style-name="P47"><text:span text:style-name="T47">N</text:span>e pas mélanger le dataset Train et valid : <text:span text:style-name="T47">ok</text:span></text:p>
      <text:p text:style-name="P49">projet wanb : Head détection dissociate : <text:span text:style-name="T47">ok</text:span></text:p>
      <text:p text:style-name="P50"><text:span text:style-name="T48">Add </text:span><text:span text:style-name="T50">coco_metrics_callback : </text:span><text:span text:style-name="T51">ok</text:span></text:p>
      <text:p text:style-name="P52">Add early_stopping : <text:span text:style-name="T52">ok</text:span></text:p>
      <text:p text:style-name="P51">https://www.kaggle.com/code/emmermarcell/traffic-sign-recognition-with-yolov8-keras-cv#kln-406</text:p>
      <text:p text:style-name="P51"/>
      <text:p text:style-name="P33">https://keras.io/api/keras_cv/losses/iou_loss/</text:p>
      <text:p text:style-name="P36"><text:soft-page-break/></text:p>
      <text:p text:style-name="P45">implementer IoU a la compile <text:a xlink:type="simple" xlink:href="https://keras.io/api/keras_cv/losses/iou_loss/" text:style-name="Internet_20_link" text:visited-style-name="Visited_20_Internet_20_Link">https://keras.io/api/keras_cv/losses/iou_loss/</text:a></text:p>
      <text:p text:style-name="P53"><text:span text:style-name="T53">&gt; &gt; </text:span>YOLOV8Detector <text:span text:style-name="T54">a déjà un loss en interne donc provoque une erreur</text:span></text:p>
      <text:p text:style-name="P45"/>
      <text:p text:style-name="P34">A voir :<text:a xlink:type="simple" xlink:href="https://www.kaggle.com/code/hamiddamadi/keras-cv-object-detection" text:style-name="Internet_20_link" text:visited-style-name="Visited_20_Internet_20_Link">https://www.kaggle.com/code/hamiddamadi/keras-cv-object-detection</text:a></text:p>
      <text:p text:style-name="P34"/>
      <text:p text:style-name="P34"/>
      <text:p text:style-name="P34"/>
      <text:p text:style-name="P34"/>
      <text:p text:style-name="P32"/>
      <text:p text:style-name="P54"><text:span text:style-name="T43">Amélioration</text:span><text:span text:style-name="T45">5</text:span><text:span text:style-name="T44"> </text:span><text:span text:style-name="T55">: </text:span>projet_head_detection.V1.<text:span text:style-name="T56">5</text:span>.ipynb</text:p>
      <text:p text:style-name="P55">Projet 1.4 pour jouer avec les paramètres</text:p>
      <text:p text:style-name="P44"/>
      <text:p text:style-name="P37">base : 10 epoch</text:p>
      <text:p text:style-name="P56"><text:span text:style-name="T14">1 essai : </text:span><text:span text:style-name="T13">yolo_v8_s_backbone</text:span></text:p>
      <text:p text:style-name="P70"><text:span text:style-name="T15">2 essai : </text:span><text:span text:style-name="T13">yolo_v8_s_backbone_coco</text:span></text:p>
      <text:p text:style-name="P57"><text:span text:style-name="T23">3</text:span><text:span text:style-name="T22"> essai : </text:span><text:span text:style-name="T2">yolo_v8_m_backbone</text:span></text:p>
      <text:p text:style-name="P58"><text:span text:style-name="T24">4</text:span><text:span text:style-name="T22"> essai : </text:span><text:span text:style-name="T2">yolo_v8_m_backbone</text:span><text:span text:style-name="T24">_coco</text:span></text:p>
      <text:p text:style-name="P58"><text:span text:style-name="T24">5 essai : </text:span><text:span text:style-name="T2">yolo_v8_l_backbone</text:span></text:p>
      <text:p text:style-name="P59"><text:span text:style-name="T2">&gt; &gt;</text:span><text:span text:style-name="T25"> D’apres le graph, epoch/box_loss, le meilleur est le yolo_v8_s_backbone et yolo_v8_m_backbone</text:span><text:span text:style-name="T2">_coco</text:span></text:p>
      <text:p text:style-name="P38">mais les backbones m et l me créer du multi boxes.</text:p>
      <text:p text:style-name="P60"><text:span text:style-name="T2"/></text:p>
      <text:p text:style-name="P60"><text:span text:style-name="T2">Essai sur plus d’epoch avec les backbones yolo_v8_s_backbone et yolo_v8_m_backbone</text:span><text:span text:style-name="T24">_coco</text:span></text:p>
      <text:p text:style-name="P60"><text:span text:style-name="T24"/></text:p>
      <text:p text:style-name="P71"><text:span text:style-name="T16">P</text:span><text:span text:style-name="T17">rojects : </text:span><text:span text:style-name="T2">Head détection V1.5 YOLO_S EPOCH</text:span></text:p>
      <text:p text:style-name="P61"><text:span text:style-name="T24">1 </text:span><text:span text:style-name="T2">essai : 10 epoch</text:span></text:p>
      <text:p text:style-name="P39">2 essai : 20 epoch</text:p>
      <text:p text:style-name="P39">&gt; &gt; graph epoch/box_loss continue a descendre</text:p>
      <text:p text:style-name="P39">3 essai : 50 epoch</text:p>
      <text:p text:style-name="P71"><text:span text:style-name="T17">&gt; &gt; </text:span><text:span text:style-name="T2">https://wandb.ai/patrick-romand/Head%20d%C3%A9tection%20V1.5%20YOLO_S%20EPOCH/reports/epoch-box_loss-24-07-01-17-02-55---Vmlldzo4NTE1MzU4 </text:span></text:p>
      <text:p text:style-name="P72"><text:span text:style-name="T17">C</text:span><text:span text:style-name="T13">e stabilise vers 1.30</text:span></text:p>
      <text:p text:style-name="P72"><text:span text:style-name="T13">&gt; &gt; </text:span><text:span text:style-name="T18">la détection se fait bien:)</text:span></text:p>
      <text:p text:style-name="P72"><text:span text:style-name="T13">&gt; &gt; </text:span><text:span text:style-name="T19">essai avec 100 epoch</text:span></text:p>
      <text:p text:style-name="P40">4 essai : 100 epoch</text:p>
      <text:p text:style-name="P62"><text:span text:style-name="T26">F</text:span><text:span text:style-name="T2">ailed : deconnexion de l’env </text:span><text:span text:style-name="T27">à 41 epoch</text:span></text:p>
      <text:p text:style-name="P41">5 essai : 70 epoch</text:p>
      <text:p text:style-name="P73"><text:span text:style-name="T20">&gt; &gt; </text:span><text:span text:style-name="T21">descend à 1.24 mais temps de traitement : </text:span><text:span text:style-name="T28">1h 35m 24s </text:span></text:p>
      <text:p text:style-name="P74"><text:span text:style-name="T28">6 </text:span><text:span text:style-name="T2">essai : un truc bizarre &gt; a virer</text:span></text:p>
      <text:p text:style-name="P42">7 essai : 100 epoch</text:p>
      <text:p text:style-name="P43">les graphiques : epoch/loss et epoch/box_loss continue de descendre, tres doucement mais la courbe descend.</text:p>
      <text:p text:style-name="P43">Tandis que les grahiques epoch/val_loss et epoch/val_box_loss sont stable. </text:p>
      <text:p text:style-name="P43">Donc on a un sur-apprentissage sur notre dataset.</text:p>
      <text:p text:style-name="P75"><text:span text:style-name="T2"/></text:p>
      <text:p text:style-name="P73"><text:span text:style-name="T21"/></text:p>
      <text:p text:style-name="P63"><text:span text:style-name="T28">&gt; &gt; </text:span><text:span text:style-name="T10">Amélioration</text:span><text:span text:style-name="T11">6</text:span><text:span text:style-name="T9"> </text:span><text:span text:style-name="T5">: </text:span><text:span text:style-name="T28">projet_head_detection.V1.</text:span><text:span text:style-name="T30">6</text:span><text:span text:style-name="T28">.ipynb</text:span></text:p>
      <text:p text:style-name="P64"><text:span text:style-name="T28">R</text:span><text:span text:style-name="T2">eprends le projet_head_detection.V1.</text:span><text:span text:style-name="T29">5</text:span><text:span text:style-name="T2">.ipynb avec paramètre de sur-apprentisasage et joue sur le early stopping</text:span></text:p>
      <text:p text:style-name="P64"><text:span text:style-name="T2"/></text:p>
      <text:p text:style-name="P77">run 1 : arret apres 6 epoch : la val_loss est remontée entre epoch 5 et 6 donc stop</text:p>
      <text:p text:style-name="P65"><text:soft-page-break/><text:span text:style-name="T2"/></text:p>
      <text:p text:style-name="P76"><text:span text:style-name="T31">run2 : essai avec </text:span><text:span text:style-name="T49">monitor=</text:span><text:span text:style-name="T57">"box_loss"</text:span><text:span text:style-name="T49">,</text:span></text:p>
      <text:p text:style-name="P66"><text:span text:style-name="T2"><text:tab/></text:span><text:span text:style-name="T32">arret apres 11 epoch</text:span></text:p>
      <text:p text:style-name="P66"><text:span text:style-name="T32"/></text:p>
      <text:p text:style-name="P68"><text:span text:style-name="T32">run3 : </text:span><text:span text:style-name="T2">box_loss with verbose</text:span></text:p>
      <text:p text:style-name="P78">run 4 : ajout start_from_epoch et patience</text:p>
      <text:p text:style-name="P78"><text:tab/>&gt; &gt; <text:span text:style-name="T58">fait 25 epoch avant arret</text:span></text:p>
      <text:p text:style-name="P79">D’apres le graph box_loss sans early stpping, la box_loss continue a descendre. La val_loss est plutot stable.</text:p>
      <text:p text:style-name="P79">&gt; &gt; essai avec une patience plus longue…</text:p>
      <text:p text:style-name="P79">run5 : patience plus longue </text:p>
      <text:p text:style-name="P68"><text:span text:style-name="T2"><text:s/>&gt; &gt;</text:span><text:span text:style-name="T33"> fait 85 epoch donc s’arrete avant 100 et dure plus longtemps.</text:span></text:p>
      <text:p text:style-name="P81"><text:span text:style-name="T2">Le box_loss a tendance a être plat donc declenche le early stopping.</text:span></text:p>
      <text:p text:style-name="P81"><text:span text:style-name="T2"/></text:p>
      <text:p text:style-name="P68"><text:span text:style-name="T33"/></text:p>
      <text:p text:style-name="P67"><text:span text:style-name="T2"/></text:p>
      <text:p text:style-name="P61"><text:span text:style-name="T2"/></text:p>
      <text:p text:style-name="P60"><text:span text:style-name="T24"/></text:p>
      <text:p text:style-name="P57"><text:span text:style-name="T2"/></text:p>
      <text:p text:style-name="P70"><text:span text:style-name="T13"/></text:p>
      <text:p text:style-name="P69"><text:span text:style-name="T13"/></text:p>
      <text:p text:style-name="P46"><text:span text:style-name="T2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83">Training </text:p>
        </text:list-item>
        <text:list-item>
          <text:p text:style-name="P83">Validation on a holdout set generated from the original training data </text:p>
        </text:list-item>
        <text:list-item>
          <text:p text:style-name="P82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46">P</text:span>arametre de yolo.save : https://keras.io/guides/serialization_and_saving/</text:p>
      <text:p text:style-name="P21"/>
      <text:p text:style-name="P18"/>
      <text:p text:style-name="P19"/>
      <text:p text:style-name="P19"><text:soft-page-break/></text:p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39">ok</text:span></text:p>
      <text:p text:style-name="P18"/>
      <text:p text:style-name="P18"/>
      <text:p text:style-name="P18"/>
      <text:p text:style-name="P18"/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7-22T14:18:07.550000000</dc:date>
    <meta:editing-duration>P2DT3H8M57S</meta:editing-duration>
    <meta:editing-cycles>73</meta:editing-cycles>
    <meta:generator>LibreOffice/7.6.6.3$Windows_X86_64 LibreOffice_project/d97b2716a9a4a2ce1391dee1765565ea469b0ae7</meta:generator>
    <meta:document-statistic meta:table-count="0" meta:image-count="0" meta:object-count="0" meta:page-count="5" meta:paragraph-count="115" meta:word-count="782" meta:character-count="5920" meta:non-whitespace-character-count="5235"/>
  </office:meta>
</office:document-meta>
</file>